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6bf26" officeooo:paragraph-rsid="0036bf26" style:font-style-asian="normal" style:font-style-complex="normal"/>
    </style:style>
    <style:style style:name="P5" style:family="paragraph" style:parent-style-name="Text">
      <style:text-properties fo:color="#000000" style:font-name="Arial1" fo:font-style="normal" officeooo:rsid="0036bf26" officeooo:paragraph-rsid="00387fd9" style:font-style-asian="normal" style:font-style-complex="normal"/>
    </style:style>
    <style:style style:name="P6" style:family="paragraph" style:parent-style-name="Text">
      <style:text-properties fo:color="#000000" style:font-name="Arial1" fo:font-style="normal" officeooo:rsid="0036bf26" officeooo:paragraph-rsid="0041f2a9" style:font-style-asian="normal" style:font-style-complex="normal"/>
    </style:style>
    <style:style style:name="P7" style:family="paragraph" style:parent-style-name="Text">
      <style:text-properties fo:color="#000000" style:font-name="Arial1" fo:font-style="normal" officeooo:rsid="00387fd9" officeooo:paragraph-rsid="00454821" style:font-style-asian="normal" style:font-style-complex="normal"/>
    </style:style>
    <style:style style:name="P8" style:family="paragraph" style:parent-style-name="Text">
      <style:text-properties fo:color="#000000" style:font-name="Arial1" fo:font-style="normal" officeooo:rsid="00387fd9" officeooo:paragraph-rsid="00387fd9" style:font-style-asian="normal" style:font-style-complex="normal"/>
    </style:style>
    <style:style style:name="P9" style:family="paragraph" style:parent-style-name="Text">
      <style:text-properties fo:color="#000000" style:font-name="Arial1" fo:font-style="normal" officeooo:rsid="003b5ac6" officeooo:paragraph-rsid="003b5ac6" style:font-style-asian="normal" style:font-style-complex="normal"/>
    </style:style>
    <style:style style:name="P10" style:family="paragraph" style:parent-style-name="Text">
      <style:text-properties fo:color="#000000" style:font-name="Arial1" fo:font-style="normal" officeooo:rsid="004d1a4b" officeooo:paragraph-rsid="004d1a4b" style:font-style-asian="normal" style:font-style-complex="normal"/>
    </style:style>
    <style:style style:name="P11" style:family="paragraph" style:parent-style-name="Text">
      <style:text-properties fo:color="#000000" style:font-name="Arial1" fo:font-style="normal" officeooo:rsid="004d1a4b" officeooo:paragraph-rsid="004d7c7d" style:font-style-asian="normal" style:font-style-complex="normal"/>
    </style:style>
    <style:style style:name="P12" style:family="paragraph" style:parent-style-name="Text">
      <style:text-properties fo:color="#000000" style:font-name="Arial1" fo:font-style="normal" officeooo:rsid="004d7c7d" officeooo:paragraph-rsid="004d7c7d" style:font-style-asian="normal" style:font-style-complex="normal"/>
    </style:style>
    <style:style style:name="P13" style:family="paragraph" style:parent-style-name="Text">
      <style:text-properties fo:color="#000000" style:font-name="Arial1" fo:font-style="normal" officeooo:rsid="004f5d44" officeooo:paragraph-rsid="004f5d44" style:font-style-asian="normal" style:font-style-complex="normal"/>
    </style:style>
    <style:style style:name="P14" style:family="paragraph" style:parent-style-name="Text">
      <style:text-properties fo:color="#000000" style:font-name="Arial1" fo:font-style="normal" officeooo:rsid="0050ffc5" officeooo:paragraph-rsid="0050ffc5" style:font-style-asian="normal" style:font-style-complex="normal"/>
    </style:style>
    <style:style style:name="P15"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16"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17"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8" style:family="paragraph" style:parent-style-name="Text">
      <style:text-properties fo:color="#000000" style:font-name="Arial1" fo:font-style="normal" fo:font-weight="normal" officeooo:rsid="004f734e" officeooo:paragraph-rsid="004f734e" style:font-style-asian="normal" style:font-weight-asian="normal" style:font-style-complex="normal" style:font-weight-complex="normal"/>
    </style:style>
    <style:style style:name="P19" style:family="paragraph" style:parent-style-name="Text">
      <style:text-properties fo:color="#000000" style:font-name="Arial1" fo:font-style="normal" fo:font-weight="normal" officeooo:rsid="0050ffc5" officeooo:paragraph-rsid="0050ffc5" style:font-style-asian="normal" style:font-weight-asian="normal" style:font-style-complex="normal" style:font-weight-complex="normal"/>
    </style:style>
    <style:style style:name="P20"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3b5ac6" officeooo:paragraph-rsid="0046a31c"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23"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24" style:family="paragraph" style:parent-style-name="Text">
      <style:text-properties fo:color="#000000" style:font-name="Arial1" fo:font-size="12pt" fo:font-style="normal" officeooo:rsid="003d5ad3" officeooo:paragraph-rsid="0051e8c6" style:font-size-asian="12pt" style:font-style-asian="normal" style:font-size-complex="12pt" style:font-style-complex="normal"/>
    </style:style>
    <style:style style:name="P25" style:family="paragraph" style:parent-style-name="Text">
      <style:text-properties fo:color="#000000" style:font-name="Arial1" fo:font-size="12pt" fo:font-style="normal" officeooo:rsid="0035c45c" officeooo:paragraph-rsid="0050ffc5" style:font-size-asian="12pt" style:font-style-asian="normal" style:font-size-complex="12pt" style:font-style-complex="normal"/>
    </style:style>
    <style:style style:name="P26" style:family="paragraph" style:parent-style-name="Text">
      <style:text-properties fo:color="#000000" style:font-name="Arial1" fo:font-size="12pt" fo:font-style="normal" officeooo:rsid="003d4abd" officeooo:paragraph-rsid="0051e8c6" style:font-size-asian="12pt" style:font-style-asian="normal" style:font-size-complex="12pt" style:font-style-complex="normal"/>
    </style:style>
    <style:style style:name="P27"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28"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29"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30"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31"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32"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33" style:family="paragraph" style:parent-style-name="Text">
      <style:text-properties fo:color="#000000" style:font-name="Arial1" fo:font-size="12pt" fo:font-style="normal" fo:font-weight="normal" officeooo:rsid="003d4abd" officeooo:paragraph-rsid="0051e8c6" style:font-size-asian="12pt" style:font-style-asian="normal" style:font-weight-asian="normal" style:font-size-complex="12pt" style:font-style-complex="normal" style:font-weight-complex="normal"/>
    </style:style>
    <style:style style:name="P34"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35" style:family="paragraph" style:parent-style-name="Text">
      <style:text-properties fo:color="#000000" style:font-name="Arial1" fo:font-size="12pt" fo:font-style="normal" fo:font-weight="normal" officeooo:rsid="0048b92b" officeooo:paragraph-rsid="0048b92b" style:font-size-asian="12pt" style:font-style-asian="normal" style:font-weight-asian="normal" style:font-size-complex="12pt" style:font-style-complex="normal" style:font-weight-complex="normal"/>
    </style:style>
    <style:style style:name="P36" style:family="paragraph" style:parent-style-name="Text">
      <style:text-properties fo:color="#000000" style:font-name="Arial1" fo:font-size="12pt" fo:font-style="normal" fo:font-weight="normal" officeooo:rsid="0050ffc5" officeooo:paragraph-rsid="0050ffc5" style:font-size-asian="12pt" style:font-style-asian="normal" style:font-weight-asian="normal" style:font-size-complex="12pt" style:font-style-complex="normal" style:font-weight-complex="normal"/>
    </style:style>
    <style:style style:name="P37" style:family="paragraph" style:parent-style-name="Text">
      <style:text-properties fo:color="#000000" style:font-name="Arial1" fo:font-size="12pt" fo:font-style="normal" fo:font-weight="normal" officeooo:rsid="00387fd9" officeooo:paragraph-rsid="0051e8c6" style:font-size-asian="12pt" style:font-style-asian="normal" style:font-weight-asian="normal" style:font-size-complex="12pt" style:font-style-complex="normal" style:font-weight-complex="normal"/>
    </style:style>
    <style:style style:name="P38" style:family="paragraph" style:parent-style-name="Text">
      <style:text-properties fo:color="#000000" style:font-name="Arial1" fo:font-size="12pt" fo:font-style="normal" fo:font-weight="normal" officeooo:rsid="00479607" officeooo:paragraph-rsid="0051e8c6" style:font-size-asian="12pt" style:font-style-asian="normal" style:font-weight-asian="normal" style:font-size-complex="12pt" style:font-style-complex="normal" style:font-weight-complex="normal"/>
    </style:style>
    <style:style style:name="P39"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40"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41"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42"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43" style:family="paragraph" style:parent-style-name="Text">
      <style:text-properties fo:color="#000000" style:font-name="Arial1" fo:font-size="16pt" fo:font-style="normal" fo:font-weight="normal" officeooo:rsid="003c3e96" officeooo:paragraph-rsid="0050ffc5" style:font-size-asian="16pt" style:font-style-asian="normal" style:font-weight-asian="normal" style:font-size-complex="16pt" style:font-style-complex="normal" style:font-weight-complex="normal"/>
    </style:style>
    <style:style style:name="P44" style:family="paragraph" style:parent-style-name="Text">
      <style:text-properties fo:color="#000000" style:font-name="Arial1" fo:font-size="10pt" fo:font-style="normal" officeooo:rsid="004d1a4b" officeooo:paragraph-rsid="00387fd9" style:font-size-asian="10pt" style:font-style-asian="normal" style:font-size-complex="10pt" style:font-style-complex="normal"/>
    </style:style>
    <style:style style:name="P45"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46"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47" style:family="paragraph" style:parent-style-name="Text">
      <style:text-properties fo:color="#000000" style:font-name="Arial" fo:font-size="12pt" fo:font-style="normal" fo:font-weight="normal" officeooo:rsid="00479607" officeooo:paragraph-rsid="00479607" style:font-size-asian="12pt" style:font-style-asian="normal" style:font-weight-asian="normal" style:font-size-complex="12pt" style:font-style-complex="normal" style:font-weight-complex="normal"/>
    </style:style>
    <style:style style:name="P48"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49" style:family="paragraph" style:parent-style-name="Text">
      <style:text-properties fo:color="#000000" style:font-name="Arial" fo:font-size="12pt" fo:font-style="normal" officeooo:rsid="00479607" officeooo:paragraph-rsid="00479607" style:font-size-asian="12pt" style:font-style-asian="normal" style:font-size-complex="12pt" style:font-style-complex="normal"/>
    </style:style>
    <style:style style:name="P50" style:family="paragraph" style:parent-style-name="Text">
      <style:text-properties fo:color="#000000" style:font-name="Arial" fo:font-size="12pt" fo:font-style="normal" officeooo:rsid="0048b92b" officeooo:paragraph-rsid="0048b92b" style:font-size-asian="12pt" style:font-style-asian="normal" style:font-size-complex="12pt" style:font-style-complex="normal"/>
    </style:style>
    <style:style style:name="P51" style:family="paragraph" style:parent-style-name="Text">
      <style:text-properties fo:color="#000000" style:font-name="Courier New" fo:font-style="normal" fo:font-weight="bold" officeooo:rsid="004f734e" officeooo:paragraph-rsid="004f734e" style:font-style-asian="normal" style:font-weight-asian="bold" style:font-style-complex="normal" style:font-weight-complex="bold"/>
    </style:style>
    <style:style style:name="P52" style:family="paragraph" style:parent-style-name="Source_20_Code">
      <style:text-properties style:font-name="Source Code Pro" fo:font-size="9pt" style:font-size-asian="9pt" style:font-size-complex="9pt"/>
    </style:style>
    <style:style style:name="P53" style:family="paragraph" style:parent-style-name="Source_20_Code">
      <style:text-properties style:font-name="Source Code Pro" fo:font-size="9pt" officeooo:paragraph-rsid="003c3e96" style:font-size-asian="9pt" style:font-size-complex="9pt"/>
    </style:style>
    <style:style style:name="P54" style:family="paragraph" style:parent-style-name="Source_20_Code">
      <style:text-properties fo:color="#000000" style:font-name="Arial1" fo:font-size="12pt" fo:font-style="normal" fo:font-weight="normal" officeooo:rsid="003d4abd" officeooo:paragraph-rsid="003c3e96" style:font-size-asian="12pt" style:font-style-asian="normal" style:font-weight-asian="normal" style:font-size-complex="12pt" style:font-style-complex="normal" style:font-weight-complex="normal"/>
    </style:style>
    <style:style style:name="P55"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56"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57"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58"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59" style:family="paragraph" style:parent-style-name="Text">
      <style:paragraph-properties fo:break-before="page"/>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60" style:family="paragraph" style:parent-style-name="Text">
      <style:paragraph-properties fo:break-before="page"/>
      <style:text-properties fo:color="#000000" style:font-name="Arial" fo:font-size="12pt" fo:font-style="normal" officeooo:rsid="003d7a2b" officeooo:paragraph-rsid="003d7a2b" style:font-size-asian="12pt" style:font-style-asian="normal" style:font-size-complex="12pt" style:font-style-complex="normal"/>
    </style:style>
    <style:style style:name="P61" style:family="paragraph" style:parent-style-name="Text">
      <style:paragraph-properties fo:break-before="page"/>
      <style:text-properties officeooo:paragraph-rsid="003d4abd"/>
    </style:style>
    <style:style style:name="P62" style:family="paragraph" style:parent-style-name="Text">
      <style:text-properties fo:color="#000000" style:font-name="Arial1" fo:font-style="normal" officeooo:rsid="004b7a00" officeooo:paragraph-rsid="0036bf26" style:font-style-asian="normal" style:font-style-complex="normal"/>
    </style:style>
    <style:style style:name="P63" style:family="paragraph" style:parent-style-name="Text">
      <style:text-properties fo:color="#000000" style:font-name="Arial1" fo:font-style="normal" officeooo:rsid="004f5d44" officeooo:paragraph-rsid="00387fd9" style:font-style-asian="normal" style:font-style-complex="normal"/>
    </style:style>
    <style:style style:name="P64" style:family="paragraph" style:parent-style-name="Text">
      <style:text-properties fo:color="#000000" style:font-name="Arial1" fo:font-style="normal" fo:font-weight="normal" officeooo:rsid="0050ffc5" officeooo:paragraph-rsid="0050ffc5" style:font-style-asian="normal" style:font-weight-asian="normal" style:font-style-complex="normal" style:font-weight-complex="normal"/>
    </style:style>
    <style:style style:name="P65" style:family="paragraph" style:parent-style-name="Text">
      <style:text-properties fo:color="#000000" style:font-name="Arial1" fo:font-size="16pt" fo:font-style="normal" fo:font-weight="normal" officeooo:rsid="00387fd9" officeooo:paragraph-rsid="0050ffc5" style:font-size-asian="16pt" style:font-style-asian="normal" style:font-weight-asian="normal" style:font-size-complex="16pt" style:font-style-complex="normal" style:font-weight-complex="normal"/>
    </style:style>
    <style:style style:name="P66" style:family="paragraph" style:parent-style-name="Text">
      <style:text-properties fo:color="#000000" style:font-name="Arial1" fo:font-size="16pt" fo:font-style="normal" fo:font-weight="normal" officeooo:rsid="00387fd9" officeooo:paragraph-rsid="0051e8c6" style:font-size-asian="16pt" style:font-style-asian="normal" style:font-weight-asian="normal" style:font-size-complex="16pt" style:font-style-complex="normal" style:font-weight-complex="normal"/>
    </style:style>
    <style:style style:name="P67" style:family="paragraph" style:parent-style-name="Text">
      <style:text-properties fo:color="#000000" style:font-name="Arial1" fo:font-size="16pt" fo:font-style="normal" fo:font-weight="normal" officeooo:rsid="003b5ac6" officeooo:paragraph-rsid="003b5ac6" style:font-size-asian="16pt" style:font-style-asian="normal" style:font-weight-asian="normal" style:font-size-complex="16pt" style:font-style-complex="normal" style:font-weight-complex="normal"/>
    </style:style>
    <style:style style:name="P68" style:family="paragraph" style:parent-style-name="Text">
      <style:text-properties fo:color="#000000" style:font-name="Arial1" fo:font-size="12pt" fo:font-style="normal" fo:font-weight="normal" officeooo:rsid="003c3e96" officeooo:paragraph-rsid="0050ffc5" style:font-size-asian="12pt" style:font-style-asian="normal" style:font-weight-asian="normal" style:font-size-complex="12pt" style:font-style-complex="normal" style:font-weight-complex="normal"/>
    </style:style>
    <style:style style:name="P69" style:family="paragraph" style:parent-style-name="Text">
      <style:text-properties fo:color="#000000" style:font-name="Arial1" fo:font-size="12pt" fo:font-style="normal" fo:font-weight="normal" officeooo:rsid="003c3e96" officeooo:paragraph-rsid="00579874" style:font-size-asian="12pt" style:font-style-asian="normal" style:font-weight-asian="normal" style:font-size-complex="12pt" style:font-style-complex="normal" style:font-weight-complex="normal"/>
    </style:style>
    <style:style style:name="P70"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71" style:family="paragraph" style:parent-style-name="Text">
      <style:text-properties fo:color="#000000" style:font-name="Arial1" fo:font-size="12pt" fo:font-style="normal" fo:font-weight="normal" officeooo:rsid="003d4abd" officeooo:paragraph-rsid="0051e8c6" style:font-size-asian="12pt" style:font-style-asian="normal" style:font-weight-asian="normal" style:font-size-complex="12pt" style:font-style-complex="normal" style:font-weight-complex="normal"/>
    </style:style>
    <style:style style:name="P72" style:family="paragraph" style:parent-style-name="Text">
      <style:text-properties fo:color="#000000" style:font-name="Arial1" fo:font-size="12pt" fo:font-style="normal" fo:font-weight="normal" officeooo:rsid="003b5ac6" officeooo:paragraph-rsid="00579874" style:font-size-asian="12pt" style:font-style-asian="normal" style:font-weight-asian="normal" style:font-size-complex="12pt" style:font-style-complex="normal" style:font-weight-complex="normal"/>
    </style:style>
    <style:style style:name="P73" style:family="paragraph" style:parent-style-name="Text">
      <style:text-properties fo:color="#000000" style:font-name="Arial1" fo:font-size="12pt" fo:font-style="normal" fo:font-weight="normal" officeooo:rsid="003b5ac6" officeooo:paragraph-rsid="005867c0" style:font-size-asian="12pt" style:font-style-asian="normal" style:font-weight-asian="normal" style:font-size-complex="12pt" style:font-style-complex="normal" style:font-weight-complex="normal"/>
    </style:style>
    <style:style style:name="P74"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75" style:family="paragraph" style:parent-style-name="Text">
      <style:text-properties fo:color="#000000" style:font-name="Arial1" fo:font-size="12pt" fo:font-style="normal" fo:font-weight="normal" officeooo:rsid="005a01c4" officeooo:paragraph-rsid="005a01c4" style:font-size-asian="12pt" style:font-style-asian="normal" style:font-weight-asian="normal" style:font-size-complex="12pt" style:font-style-complex="normal" style:font-weight-complex="normal"/>
    </style:style>
    <style:style style:name="P76" style:family="paragraph" style:parent-style-name="Text">
      <style:text-properties fo:color="#000000" style:font-name="Arial1" fo:font-size="12pt" fo:font-style="normal" fo:font-weight="normal" officeooo:rsid="005bb490" officeooo:paragraph-rsid="005bb490" style:font-size-asian="12pt" style:font-style-asian="normal" style:font-weight-asian="normal" style:font-size-complex="12pt" style:font-style-complex="normal" style:font-weight-complex="normal"/>
    </style:style>
    <style:style style:name="P77" style:family="paragraph" style:parent-style-name="Text" style:list-style-name="L1">
      <style:text-properties fo:color="#000000" style:font-name="Arial1" fo:font-size="12pt" fo:font-style="normal" officeooo:rsid="003d5ad3" officeooo:paragraph-rsid="003d7a2b" style:font-size-asian="12pt" style:font-style-asian="normal" style:font-size-complex="12pt" style:font-style-complex="normal"/>
    </style:style>
    <style:style style:name="P78" style:family="paragraph" style:parent-style-name="Text" style:list-style-name="L1">
      <style:text-properties fo:color="#000000" style:font-name="Arial1" fo:font-size="12pt" fo:font-style="normal" officeooo:rsid="003d5ad3" officeooo:paragraph-rsid="003f0ec7" style:font-size-asian="12pt" style:font-style-asian="normal" style:font-size-complex="12pt" style:font-style-complex="normal"/>
    </style:style>
    <style:style style:name="P79" style:family="paragraph" style:parent-style-name="Text">
      <style:text-properties fo:color="#000000" style:font-name="Arial1" fo:font-size="12pt" fo:font-style="normal" officeooo:rsid="0035c45c" officeooo:paragraph-rsid="005578ca" style:font-size-asian="12pt" style:font-style-asian="normal" style:font-size-complex="12pt" style:font-style-complex="normal"/>
    </style:style>
    <style:style style:name="P80" style:family="paragraph" style:parent-style-name="Text">
      <style:text-properties fo:color="#000000" style:font-name="Arial1" fo:font-size="12pt" fo:font-style="normal" officeooo:rsid="003b5ac6" officeooo:paragraph-rsid="005578ca" style:font-size-asian="12pt" style:font-style-asian="normal" style:font-size-complex="12pt" style:font-style-complex="normal"/>
    </style:style>
    <style:style style:name="P81" style:family="paragraph" style:parent-style-name="Text">
      <style:text-properties fo:color="#000000" style:font-name="Arial1" fo:font-size="12pt" fo:font-style="normal" officeooo:rsid="005578ca" officeooo:paragraph-rsid="005578ca" style:font-size-asian="12pt" style:font-style-asian="normal" style:font-size-complex="12pt" style:font-style-complex="normal"/>
    </style:style>
    <style:style style:name="P82" style:family="paragraph" style:parent-style-name="Text">
      <style:text-properties fo:color="#000000" style:font-name="Arial1" fo:font-size="12pt" fo:font-style="normal" officeooo:rsid="005578ca" officeooo:paragraph-rsid="0056c7b2" style:font-size-asian="12pt" style:font-style-asian="normal" style:font-size-complex="12pt" style:font-style-complex="normal"/>
    </style:style>
    <style:style style:name="P83" style:family="paragraph" style:parent-style-name="Text">
      <style:text-properties fo:color="#000000" style:font-name="Arial1" fo:font-size="12pt" fo:font-style="normal" officeooo:rsid="005578ca" officeooo:paragraph-rsid="00579874" style:font-size-asian="12pt" style:font-style-asian="normal" style:font-size-complex="12pt" style:font-style-complex="normal"/>
    </style:style>
    <style:style style:name="P84" style:family="paragraph" style:parent-style-name="Text">
      <style:text-properties fo:color="#000000" style:font-name="Courier New" fo:font-size="12pt" fo:font-style="normal" officeooo:rsid="005578ca" officeooo:paragraph-rsid="005578ca" style:font-size-asian="12pt" style:font-style-asian="normal" style:font-size-complex="12pt" style:font-style-complex="normal"/>
    </style:style>
    <style:style style:name="P85" style:family="paragraph" style:parent-style-name="Text">
      <style:text-properties fo:color="#000000" style:font-name="Courier New" fo:font-size="12pt" fo:font-style="normal" fo:font-weight="normal" officeooo:rsid="003b5ac6" officeooo:paragraph-rsid="00579874" style:font-size-asian="12pt" style:font-style-asian="normal" style:font-weight-asian="normal" style:font-size-complex="12pt" style:font-style-complex="normal" style:font-weight-complex="normal"/>
    </style:style>
    <style:style style:name="P86" style:family="paragraph" style:parent-style-name="Text">
      <style:text-properties style:font-name="Arial1" fo:font-size="12pt" officeooo:paragraph-rsid="005a01c4" style:font-size-asian="12pt" style:font-size-complex="12pt"/>
    </style:style>
    <style:style style:name="P87" style:family="paragraph" style:parent-style-name="Text">
      <style:text-properties style:font-name="Arial1" fo:font-size="12pt" officeooo:rsid="005a01c4" officeooo:paragraph-rsid="005a01c4" style:font-size-asian="12pt" style:font-size-complex="12pt"/>
    </style:style>
    <style:style style:name="P88"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P89" style:family="paragraph" style:parent-style-name="Text">
      <style:paragraph-properties fo:break-before="page"/>
      <style:text-properties fo:color="#000000" style:font-name="Arial1" fo:font-size="12pt" fo:font-style="normal" officeooo:rsid="0035c45c" officeooo:paragraph-rsid="005578ca" style:font-size-asian="12pt" style:font-style-asian="normal" style:font-size-complex="12pt" style:font-style-complex="normal"/>
    </style:style>
    <style:style style:name="P90" style:family="paragraph" style:parent-style-name="Text">
      <style:paragraph-properties fo:break-before="page"/>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91" style:family="paragraph" style:parent-style-name="Text">
      <style:paragraph-properties fo:break-before="page"/>
      <style:text-properties style:font-name="Arial1" officeooo:paragraph-rsid="00454821"/>
    </style:style>
    <style:style style:name="P92" style:family="paragraph" style:parent-style-name="Source_20_Code">
      <style:text-properties style:font-name="Source Code Pro" fo:font-size="10pt" officeooo:rsid="004b7a00" officeooo:paragraph-rsid="005578ca" style:font-size-asian="10pt" style:font-size-complex="10pt"/>
    </style:style>
    <style:style style:name="P93" style:family="paragraph" style:parent-style-name="Source_20_Code">
      <style:text-properties style:font-name="Source Code Pro" officeooo:paragraph-rsid="005578ca"/>
    </style:style>
    <style:style style:name="P94" style:family="paragraph" style:parent-style-name="Source_20_Code">
      <style:text-properties style:font-name="Source Code Pro"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fo:font-weight="normal" officeooo:rsid="0048b92b" style:font-weight-asian="normal" style:font-weight-complex="normal"/>
    </style:style>
    <style:style style:name="T7" style:family="text">
      <style:text-properties fo:font-weight="normal" officeooo:rsid="0048c3dc" style:font-weight-asian="normal" style:font-weight-complex="normal"/>
    </style:style>
    <style:style style:name="T8" style:family="text">
      <style:text-properties fo:font-weight="normal" officeooo:rsid="0051e8c6" style:font-weight-asian="normal" style:font-weight-complex="normal"/>
    </style:style>
    <style:style style:name="T9" style:family="text">
      <style:text-properties fo:font-weight="normal" officeooo:rsid="005578ca" style:font-weight-asian="normal" style:font-weight-complex="normal"/>
    </style:style>
    <style:style style:name="T10" style:family="text">
      <style:text-properties fo:font-weight="normal" officeooo:rsid="0056c7b2" style:font-weight-asian="normal" style:font-weight-complex="normal"/>
    </style:style>
    <style:style style:name="T11" style:family="text">
      <style:text-properties fo:font-weight="normal" officeooo:rsid="00579874" style:font-weight-asian="normal" style:font-weight-complex="normal"/>
    </style:style>
    <style:style style:name="T12" style:family="text">
      <style:text-properties fo:font-size="16pt" officeooo:rsid="00387fd9" style:font-size-asian="16pt" style:font-size-complex="16pt"/>
    </style:style>
    <style:style style:name="T13" style:family="text">
      <style:text-properties fo:font-size="16pt" officeooo:rsid="003b5ac6" style:font-size-asian="16pt" style:font-size-complex="16pt"/>
    </style:style>
    <style:style style:name="T14" style:family="text">
      <style:text-properties fo:font-size="16pt" officeooo:rsid="004f5d44" style:font-size-asian="16pt" style:font-size-complex="16pt"/>
    </style:style>
    <style:style style:name="T15" style:family="text">
      <style:text-properties fo:font-size="16pt" officeooo:rsid="005578ca" style:font-size-asian="16pt" style:font-size-complex="16pt"/>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6pt" fo:font-weight="normal" officeooo:rsid="00387fd9" style:font-size-asian="16pt" style:font-weight-asian="normal" style:font-size-complex="16pt" style:font-weight-complex="normal"/>
    </style:style>
    <style:style style:name="T18" style:family="text">
      <style:text-properties fo:font-size="16pt" fo:font-weight="normal" officeooo:rsid="003c3e96" style:font-size-asian="16pt" style:font-weight-asian="normal" style:font-size-complex="16pt" style:font-weight-complex="normal"/>
    </style:style>
    <style:style style:name="T19" style:family="text">
      <style:text-properties fo:font-size="16pt" fo:font-weight="normal" officeooo:rsid="003d4abd" style:font-size-asian="16pt" style:font-weight-asian="normal" style:font-size-complex="16pt" style:font-weight-complex="normal"/>
    </style:style>
    <style:style style:name="T20" style:family="text">
      <style:text-properties fo:font-size="16pt" fo:font-weight="normal" officeooo:rsid="003d5ad3" style:font-size-asian="16pt" style:font-weight-asian="normal" style:font-size-complex="16pt" style:font-weight-complex="normal"/>
    </style:style>
    <style:style style:name="T21" style:family="text">
      <style:text-properties fo:font-size="16pt" fo:font-weight="normal" officeooo:rsid="003d7a2b" style:font-size-asian="16pt" style:font-weight-asian="normal" style:font-size-complex="16pt" style:font-weight-complex="normal"/>
    </style:style>
    <style:style style:name="T22" style:family="text">
      <style:text-properties fo:font-size="16pt" fo:font-weight="normal" officeooo:rsid="00479607" style:font-size-asian="16pt" style:font-weight-asian="normal" style:font-size-complex="16pt" style:font-weight-complex="normal"/>
    </style:style>
    <style:style style:name="T23" style:family="text">
      <style:text-properties fo:font-size="16pt" fo:font-weight="normal" officeooo:rsid="0050ffc5" style:font-size-asian="16pt" style:font-weight-asian="normal" style:font-size-complex="16pt" style:font-weight-complex="normal"/>
    </style:style>
    <style:style style:name="T24" style:family="text">
      <style:text-properties fo:font-size="16pt" fo:font-weight="normal" officeooo:rsid="0051e8c6" style:font-size-asian="16pt" style:font-weight-asian="normal" style:font-size-complex="16pt" style:font-weight-complex="normal"/>
    </style:style>
    <style:style style:name="T25" style:family="text">
      <style:text-properties fo:font-size="16pt" fo:font-weight="normal" officeooo:rsid="00533503" style:font-size-asian="16pt" style:font-weight-asian="normal" style:font-size-complex="16pt" style:font-weight-complex="normal"/>
    </style:style>
    <style:style style:name="T26" style:family="text">
      <style:text-properties fo:font-size="16pt" fo:font-weight="normal" officeooo:rsid="005578ca" style:font-size-asian="16pt" style:font-weight-asian="normal" style:font-size-complex="16pt" style:font-weight-complex="normal"/>
    </style:style>
    <style:style style:name="T27" style:family="text">
      <style:text-properties fo:font-size="16pt" fo:font-weight="normal" officeooo:rsid="00579874" style:font-size-asian="16pt" style:font-weight-asian="normal" style:font-size-complex="16pt" style:font-weight-complex="normal"/>
    </style:style>
    <style:style style:name="T28" style:family="text">
      <style:text-properties fo:font-size="16pt" fo:font-weight="normal" officeooo:rsid="005a01c4" style:font-size-asian="16pt" style:font-weight-asian="normal" style:font-size-complex="16pt" style:font-weight-complex="normal"/>
    </style:style>
    <style:style style:name="T29" style:family="text">
      <style:text-properties fo:font-size="16pt" fo:font-weight="normal" officeooo:rsid="005bb490" style:font-size-asian="16pt" style:font-weight-asian="normal" style:font-size-complex="16pt" style:font-weight-complex="normal"/>
    </style:style>
    <style:style style:name="T30" style:family="text">
      <style:text-properties fo:font-weight="bold" style:font-weight-asian="bold" style:font-weight-complex="bold"/>
    </style:style>
    <style:style style:name="T31" style:family="text">
      <style:text-properties fo:font-weight="bold" officeooo:rsid="003c3e96" style:font-weight-asian="bold" style:font-weight-complex="bold"/>
    </style:style>
    <style:style style:name="T32" style:family="text">
      <style:text-properties fo:font-weight="bold" officeooo:rsid="0048c3dc" style:font-weight-asian="bold" style:font-weight-complex="bold"/>
    </style:style>
    <style:style style:name="T33" style:family="text">
      <style:text-properties fo:font-weight="bold" officeooo:rsid="0056c7b2" style:font-weight-asian="bold" style:font-weight-complex="bold"/>
    </style:style>
    <style:style style:name="T34" style:family="text">
      <style:text-properties fo:font-weight="bold" officeooo:rsid="005578ca" style:font-weight-asian="bold" style:font-weight-complex="bold"/>
    </style:style>
    <style:style style:name="T35" style:family="text">
      <style:text-properties officeooo:rsid="003c3e96"/>
    </style:style>
    <style:style style:name="T36" style:family="text">
      <style:text-properties style:font-name="Arial"/>
    </style:style>
    <style:style style:name="T37" style:family="text">
      <style:text-properties style:font-name="Arial" fo:font-weight="normal" style:font-weight-asian="normal" style:font-weight-complex="normal"/>
    </style:style>
    <style:style style:name="T38" style:family="text">
      <style:text-properties style:font-name="Arial" fo:font-weight="normal" officeooo:rsid="003d7a2b" style:font-weight-asian="normal" style:font-weight-complex="normal"/>
    </style:style>
    <style:style style:name="T39" style:family="text">
      <style:text-properties style:font-name="Arial" fo:font-weight="normal" officeooo:rsid="003f0ec7" style:font-weight-asian="normal" style:font-weight-complex="normal"/>
    </style:style>
    <style:style style:name="T40" style:family="text">
      <style:text-properties style:font-name="Arial" fo:font-weight="normal" officeooo:rsid="0051e8c6" style:font-weight-asian="normal" style:font-weight-complex="normal"/>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d7a2b" style:font-weight-asian="bold" style:font-weight-complex="bold"/>
    </style:style>
    <style:style style:name="T43" style:family="text">
      <style:text-properties style:font-name="Arial" fo:font-weight="bold" officeooo:rsid="0051e8c6" style:font-weight-asian="bold" style:font-weight-complex="bold"/>
    </style:style>
    <style:style style:name="T44" style:family="text">
      <style:text-properties officeooo:rsid="0040d20a"/>
    </style:style>
    <style:style style:name="T45" style:family="text">
      <style:text-properties officeooo:rsid="00437392"/>
    </style:style>
    <style:style style:name="T46" style:family="text">
      <style:text-properties officeooo:rsid="0043baab"/>
    </style:style>
    <style:style style:name="T47" style:family="text">
      <style:text-properties officeooo:rsid="00454821"/>
    </style:style>
    <style:style style:name="T48" style:family="text">
      <style:text-properties officeooo:rsid="00479607"/>
    </style:style>
    <style:style style:name="T49" style:family="text">
      <style:text-properties style:font-name="Arial1" fo:font-size="16pt" fo:font-weight="normal" officeooo:rsid="00387fd9" style:font-size-asian="16pt" style:font-weight-asian="normal" style:font-size-complex="16pt" style:font-weight-complex="normal"/>
    </style:style>
    <style:style style:name="T50" style:family="text">
      <style:text-properties style:font-name="Arial1" fo:font-size="16pt" fo:font-weight="normal" officeooo:rsid="003d5ad3" style:font-size-asian="16pt" style:font-weight-asian="normal" style:font-size-complex="16pt" style:font-weight-complex="normal"/>
    </style:style>
    <style:style style:name="T51" style:family="text">
      <style:text-properties style:font-name="Arial1" fo:font-size="16pt" fo:font-weight="normal" officeooo:rsid="0048b92b" style:font-size-asian="16pt" style:font-weight-asian="normal" style:font-size-complex="16pt" style:font-weight-complex="normal"/>
    </style:style>
    <style:style style:name="T52" style:family="text">
      <style:text-properties style:font-name="Arial1" fo:font-size="16pt" fo:font-weight="normal" officeooo:rsid="0051e8c6" style:font-size-asian="16pt" style:font-weight-asian="normal" style:font-size-complex="16pt" style:font-weight-complex="normal"/>
    </style:style>
    <style:style style:name="T53" style:family="text">
      <style:text-properties style:font-name="Arial1" fo:font-size="16pt" fo:font-weight="normal" officeooo:rsid="005bb490" style:font-size-asian="16pt" style:font-weight-asian="normal" style:font-size-complex="16pt" style:font-weight-complex="normal"/>
    </style:style>
    <style:style style:name="T54" style:family="text">
      <style:text-properties style:font-name="Arial1" fo:font-weight="normal" style:font-weight-asian="normal" style:font-weight-complex="normal"/>
    </style:style>
    <style:style style:name="T55" style:family="text">
      <style:text-properties style:font-name="Arial1" fo:font-weight="normal" officeooo:rsid="003d5ad3" style:font-weight-asian="normal" style:font-weight-complex="normal"/>
    </style:style>
    <style:style style:name="T56" style:family="text">
      <style:text-properties style:font-name="Arial1" fo:font-weight="normal" officeooo:rsid="0048c3dc" style:font-weight-asian="normal" style:font-weight-complex="normal"/>
    </style:style>
    <style:style style:name="T57" style:family="text">
      <style:text-properties style:font-name="Arial1" fo:font-weight="bold" style:font-weight-asian="bold" style:font-weight-complex="bold"/>
    </style:style>
    <style:style style:name="T58" style:family="text">
      <style:text-properties officeooo:rsid="004d1a4b"/>
    </style:style>
    <style:style style:name="T59" style:family="text">
      <style:text-properties officeooo:rsid="004d7c7d"/>
    </style:style>
    <style:style style:name="T60" style:family="text">
      <style:text-properties officeooo:rsid="004f734e"/>
    </style:style>
    <style:style style:name="T61" style:family="text">
      <style:text-properties officeooo:rsid="0050ffc5"/>
    </style:style>
    <style:style style:name="T62" style:family="text">
      <style:text-properties fo:color="#000000" style:font-name="Arial1" fo:font-size="16pt" fo:font-style="normal" fo:font-weight="normal" officeooo:rsid="00387fd9" style:font-size-asian="16pt" style:font-style-asian="normal" style:font-weight-asian="normal" style:font-size-complex="16pt" style:font-style-complex="normal" style:font-weight-complex="normal"/>
    </style:style>
    <style:style style:name="T63" style:family="text">
      <style:text-properties fo:color="#000000" style:font-name="Arial1" fo:font-size="16pt" fo:font-style="normal" fo:font-weight="normal" officeooo:rsid="003d4abd" style:font-size-asian="16pt" style:font-style-asian="normal" style:font-weight-asian="normal" style:font-size-complex="16pt" style:font-style-complex="normal" style:font-weight-complex="normal"/>
    </style:style>
    <style:style style:name="T64" style:family="text">
      <style:text-properties fo:color="#000000" style:font-name="Arial1" fo:font-size="16pt" fo:font-style="normal" fo:font-weight="normal" officeooo:rsid="0051e8c6" style:font-size-asian="16pt" style:font-style-asian="normal" style:font-weight-asian="normal" style:font-size-complex="16pt" style:font-style-complex="normal" style:font-weight-complex="normal"/>
    </style:style>
    <style:style style:name="T65" style:family="text">
      <style:text-properties fo:color="#000000" style:font-name="Arial1" fo:font-size="16pt" fo:font-style="normal" fo:font-weight="normal" officeooo:rsid="005a01c4" style:font-size-asian="16pt" style:font-style-asian="normal" style:font-weight-asian="normal" style:font-size-complex="16pt" style:font-style-complex="normal" style:font-weight-complex="normal"/>
    </style:style>
    <style:style style:name="T66" style:family="text">
      <style:text-properties fo:color="#000000" style:font-name="Arial1" fo:font-size="12pt" fo:font-style="normal" fo:font-weight="normal" officeooo:rsid="003c3e96" style:font-size-asian="12pt" style:font-style-asian="normal" style:font-weight-asian="normal" style:font-size-complex="12pt" style:font-style-complex="normal" style:font-weight-complex="normal"/>
    </style:style>
    <style:style style:name="T67" style:family="text">
      <style:text-properties fo:color="#000000" fo:font-style="normal" officeooo:rsid="00387fd9" style:font-style-asian="normal" style:font-style-complex="normal"/>
    </style:style>
    <style:style style:name="T68" style:family="text">
      <style:text-properties fo:color="#000000" fo:font-style="normal" officeooo:rsid="00454821" style:font-style-asian="normal" style:font-style-complex="normal"/>
    </style:style>
    <style:style style:name="T69" style:family="text">
      <style:text-properties fo:color="#000000" fo:font-style="normal" officeooo:rsid="004b7a00" style:font-style-asian="normal" style:font-style-complex="normal"/>
    </style:style>
    <style:style style:name="T70" style:family="text">
      <style:text-properties fo:color="#000000" fo:font-style="normal" fo:font-weight="normal" style:font-style-asian="normal" style:font-weight-asian="normal" style:font-style-complex="normal" style:font-weight-complex="normal"/>
    </style:style>
    <style:style style:name="T71" style:family="text">
      <style:text-properties fo:color="#000000" fo:font-style="normal" fo:font-weight="normal" officeooo:rsid="005867c0" style:font-style-asian="normal" style:font-weight-asian="normal" style:font-style-complex="normal" style:font-weight-complex="normal"/>
    </style:style>
    <style:style style:name="T72" style:family="text">
      <style:text-properties fo:color="#000000" fo:font-style="normal" fo:font-weight="normal" officeooo:rsid="005a01c4" style:font-style-asian="normal" style:font-weight-asian="normal" style:font-style-complex="normal" style:font-weight-complex="normal"/>
    </style:style>
    <style:style style:name="T73" style:family="text">
      <style:text-properties fo:color="#000000" fo:font-style="normal" fo:font-weight="normal" officeooo:rsid="005bb490" style:font-style-asian="normal" style:font-weight-asian="normal" style:font-style-complex="normal" style:font-weight-complex="normal"/>
    </style:style>
    <style:style style:name="T74" style:family="text">
      <style:text-properties officeooo:rsid="0051e8c6"/>
    </style:style>
    <style:style style:name="T75" style:family="text">
      <style:text-properties officeooo:rsid="005578ca"/>
    </style:style>
    <style:style style:name="T76" style:family="text">
      <style:text-properties fo:font-size="10pt" officeooo:rsid="004b7a00" style:font-size-asian="10pt" style:font-size-complex="10pt"/>
    </style:style>
    <style:style style:name="T77" style:family="text">
      <style:text-properties style:font-name="Source Code Pro" fo:font-size="10pt" officeooo:rsid="004b7a00" style:font-size-asian="10pt" style:font-size-complex="10pt"/>
    </style:style>
    <style:style style:name="T78" style:family="text">
      <style:text-properties officeooo:rsid="0056c7b2"/>
    </style:style>
    <style:style style:name="T79" style:family="text">
      <style:text-properties style:font-name="Courier New" fo:font-weight="normal" officeooo:rsid="0056c7b2" style:font-weight-asian="normal" style:font-weight-complex="normal"/>
    </style:style>
    <style:style style:name="T80" style:family="text">
      <style:text-properties officeooo:rsid="00579874"/>
    </style:style>
    <style:style style:name="T81" style:family="text">
      <style:text-properties officeooo:rsid="005867c0"/>
    </style:style>
    <style:style style:name="T82" style:family="text">
      <style:text-properties officeooo:rsid="005bb4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New Stanford Pascal – Installation for MVS (TK4-) <text:span text:style-name="T45">- and z/OS<text:line-break/>(Version of 2019.07)</text:span></text:p>
      <text:p text:style-name="P2"/>
      <text:p text:style-name="P4">First of all: please excuse possible errors in my English; I am German and not a native English speaker … I will do the best I can. </text:p>
      <text:p text:style-name="P2"/>
      <text:p text:style-name="P62"><text:span text:style-name="T75">The </text:span>new installation procedure uses remote jobs started by a Windows CMD file called SUBMVS. These jobs have large instream data sets (SYSIN DD …) and put all the files directly at the right places. I‘ll explain later how this is done. </text:p>
      <text:p text:style-name="P3"/>
      <text:p text:style-name="P6">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6"/>
      <text:p text:style-name="P6">For the MVS installation, you have to use the mvsinst subdirectory only; <text:span text:style-name="T44">you can </text:span>simply ignore all the rest. </text:p>
      <text:p text:style-name="P4"/>
      <text:p text:style-name="P4">The mvsinst subdirectory <text:span text:style-name="T46">should look similar to </text:span>this:<text:line-break/></text:p>
      <text:p text:style-name="P92"><text:s/>Verzeichnis von c:\work\pascal\work\mvsinst</text:p>
      <text:p text:style-name="P92"/>
      <text:p text:style-name="P92">09.06.2019 <text:s/>16:26 <text:s text:c="3"/>&lt;DIR&gt; <text:s text:c="9"/>.</text:p>
      <text:p text:style-name="P92">09.06.2019 <text:s/>16:26 <text:s text:c="3"/>&lt;DIR&gt; <text:s text:c="9"/>..</text:p>
      <text:p text:style-name="P92">08.12.2017 <text:s/>16:49 <text:s text:c="11"/>30.143 external_procedures.odt</text:p>
      <text:p text:style-name="P92">08.12.2017 <text:s/>16:49 <text:s text:c="11"/>72.047 external_procedures.pdf</text:p>
      <text:p text:style-name="P92">11.05.2018 <text:s/>01:55 <text:s text:c="11"/>30.595 installation_guide_mvs.odt</text:p>
      <text:p text:style-name="P92">11.05.2018 <text:s/>01:55 <text:s text:c="10"/>322.170 installation_guide_mvs.pdf</text:p>
      <text:p text:style-name="P92">07.10.2011 <text:s/>22:07 <text:s text:c="11"/>61.440 nc.exe</text:p>
      <text:p text:style-name="P92">09.06.2019 <text:s/>01:55 <text:s text:c="12"/>4.538 pasalloc.job</text:p>
      <text:p text:style-name="P92">09.06.2019 <text:s/>09:28 <text:s text:c="8"/>8.924.018 pasc01.242</text:p>
      <text:p text:style-name="P92">02.03.2018 <text:s/>23:18 <text:s text:c="12"/>6.772 pasdecod.job</text:p>
      <text:p text:style-name="P92">10.05.2018 <text:s/>23:45 <text:s text:c="12"/>2.045 pasdel.job</text:p>
      <text:p text:style-name="P92">02.03.2018 <text:s/>23:20 <text:s text:c="14"/>824 PASINST1.JOB</text:p>
      <text:p text:style-name="P92">02.03.2018 <text:s/>23:20 <text:s text:c="12"/>2.956 PASINST2.JOB</text:p>
      <text:p text:style-name="P92">02.03.2018 <text:s/>23:19 <text:s text:c="10"/>381.455 pasload0.job</text:p>
      <text:p text:style-name="P92">09.06.2019 <text:s/>09:11 <text:s text:c="8"/>8.093.768 pasload1.job</text:p>
      <text:p text:style-name="P92">09.06.2019 <text:s/>01:26 <text:s text:c="8"/>1.169.540 pasload2.job</text:p>
      <text:p text:style-name="P92">09.06.2019 <text:s/>01:26 <text:s text:c="8"/>3.147.796 pasload3.job</text:p>
      <text:p text:style-name="P92">02.03.2018 <text:s/>14:14 <text:s text:c="14"/>323 submvs.cmd</text:p>
      <text:p text:style-name="P92"><text:s text:c="14"/>19 Datei(en), <text:s text:c="4"/>22.252.631 Bytes</text:p>
      <text:p text:style-name="P93"><text:span text:style-name="T76"><text:s text:c="15"/>2 Verzeichnis(se), 37.602.398.208 Bytes frei</text:span></text:p>
      <text:p text:style-name="P91"><text:span text:style-name="T67">Most important </text:span><text:span text:style-name="T68">are </text:span><text:span text:style-name="T67">the </text:span><text:span text:style-name="T69">files PASLOAD1.JOB, PASLOAD2.JOB and PASLOAD3.JOB</text:span><text:span text:style-name="T67">, which contain all the </text:span><text:span text:style-name="T69">compiler </text:span><text:span text:style-name="T67">stuff. </text:span><text:span text:style-name="T69">But the other files with the JOB <text:s/>extension are important as well. </text:span></text:p>
      <text:p text:style-name="P7"/>
      <text:p text:style-name="P7"><text:span text:style-name="T47">PASLOAD1.JOB – <text:tab/>contains the compiler and the runtime (mandatory)<text:line-break/>PASLOAD2.JOB – <text:tab/>contains test programs and job control to compile them <text:line-break/>PASLOAD3.JOB – <text:tab/>contains older versions of the compiler (1979, 1982, 2012) <text:line-break/><text:tab/><text:tab/><text:tab/>and more sample programs </text:span><text:line-break/><text:line-break/><text:line-break/><text:span text:style-name="T58">Inside the load jobs, there is one large input (instream) data set, which contains data and meta information. This meta information tells the program SPLITMVS which runs inside the job: </text:span></text:p>
      <text:p text:style-name="P7"/>
      <text:p text:style-name="P10">- where to put the data (dataset name and member name) </text:p>
      <text:p text:style-name="P10">- how it is coded (normal text or hex-coded binary data) </text:p>
      <text:p text:style-name="P10"/>
      <text:p text:style-name="P10">The program <text:span text:style-name="T59">SPLITMVS </text:span>which runs inside the load jobs is a Pascal program. It is transferred to the target machine before the first of the 3 load jobs <text:span text:style-name="T59">runs</text:span>, using a job names PASLOAD0. </text:p>
      <text:p text:style-name="P10"/>
      <text:p text:style-name="P10">At PASLOAD0 time, SPLITMVS is not yet available. That‘s why in PASLOAD0 a program called PASDECOD does a similar job. PASDECOD is a very limited version <text:line-break/>of SPLITMVS, written in ASSEMBLER. It is transferred as ASSEMBLER source to the target machine and then assembled there, see PASDECOD.JOB. </text:p>
      <text:p text:style-name="P10"/>
      <text:p text:style-name="P12">That is: </text:p>
      <text:p text:style-name="P12"/>
      <text:p text:style-name="P12">- PASDECOD is transferred as ASSEMBLER source to the target system</text:p>
      <text:p text:style-name="P12">- PASDECOD is then used to transfer SPLITMVS to the target system </text:p>
      <text:p text:style-name="P12">- SPLITMVS is then used to transfer all the rest (all the compiler stuff) <text:line-break/> <text:s/>to the target system; SPLITMVS puts everything at the right place </text:p>
      <text:p text:style-name="P12">- because SPLITMVS transfers only 80 byte char and object modules, some <text:line-break/> <text:s/>runs of the linkage editor are needed to build load modules. </text:p>
      <text:p text:style-name="P11"/>
      <text:p text:style-name="P12">See the description of the steps needed to prepare the Stanford Pascal system on Hercules (or z/OS) on the following pages. </text:p>
      <text:p text:style-name="P10"/>
      <text:p text:style-name="P12"/>
      <text:p text:style-name="P44"/>
      <text:p text:style-name="P44"/>
      <text:p text:style-name="P55"><text:span text:style-name="T12">Step 1: </text:span><text:span text:style-name="T14">General considerations</text:span></text:p>
      <text:p text:style-name="P5"/>
      <text:p text:style-name="P63">From some bad experience other users had, I know a little bit about the pitfalls you probably might encounter. </text:p>
      <text:p text:style-name="P8"/>
      <text:p text:style-name="P13">What you need to accomplish in the end: run some jobs on your Hercules or z/OS installation that I prepared for you … but I know nothing about your installation. </text:p>
      <text:p text:style-name="P13"/>
      <text:p text:style-name="P13">Known problems: </text:p>
      <text:p text:style-name="P13"/>
      <text:p text:style-name="P13">a) Codepage </text:p>
      <text:p text:style-name="P8"/>
      <text:p text:style-name="P13">My jobs and programs use the Codepage 850 (ASCII); the installation will work best <text:line-break/>if your Hercules emulator uses the CODEPAGE 850/1047 setting. I hope that any other setting will do, too. The only character with a possible problem should be the vertical bar which is used for string concatenation; the compiler accepts two different <text:line-break/>code points for this. </text:p>
      <text:p text:style-name="P13"/>
      <text:p text:style-name="P13">b) Windows <text:span text:style-name="T60">dependencies</text:span></text:p>
      <text:p text:style-name="P13"/>
      <text:p text:style-name="P13">My files have been built on Windows, and that‘s why they have CRLF line ends <text:line-break/>(0x0d0a). If you don‘t like this (that is, if you are on Unix or Linux), you should change my files before you use them. <text:line-break/></text:p>
      <text:p text:style-name="P13">My SUBMVS.CMD script sends job control to MVS (on Hercules) using the <text:line-break/>socket interface; the Hercules configuration line looks like this: <text:s text:c="2"/><text:line-break/></text:p>
      <text:p text:style-name="P51">000C 3505 ${RDRPORT:=3505} sockdev ascii trunc eof<text:line-break/></text:p>
      <text:p text:style-name="P18">I use a programm called NC.EXE to send files from Windows to the Hercules machine (which listenes to the port 3505 at localhost). Th<text:span text:style-name="T61">e call of the NC program </text:span>looks like this in the SUBMVS.CMD script: <text:line-break/></text:p>
      <text:p text:style-name="P51">nc -w1 127.0.0.1 3505 &lt;%1</text:p>
      <text:p text:style-name="P17"><text:line-break/><text:span text:style-name="T60">If you are not using Windows, you will have to find another way to send jobs from your client machine to the Hercules target. Or: you could send the job control files to the target machine using FTP (or another file transfer mechanism). But … </text:span></text:p>
      <text:p text:style-name="P17"/>
      <text:p text:style-name="P59"/>
      <text:p text:style-name="P18">c) The jobs are large </text:p>
      <text:p text:style-name="P18"/>
      <text:p text:style-name="P18">The size of the jobs (PASLOAD1 etc.) doesn‘t matter much, if you send them from your client machine to the Hercules target. Because then, the large instream file will not be stored. Instead, the instream file will be separated by SPLITMVS into smaller files, which are stored directly at the desired place. </text:p>
      <text:p text:style-name="P18"/>
      <text:p text:style-name="P18">But: if you decide to copy the whole job (PASLOAD1, PASLOAD2 etc.) to the target machine, you will probably run into space problems. I don‘t recommend this. If you absolutely want to do this, then make sure that you have a disk which is large enough to hold the data. </text:p>
      <text:p text:style-name="P18"/>
      <text:p text:style-name="P19">d) The jobs expect the HLQ of the datasets to be PASCALN</text:p>
      <text:p text:style-name="P19"/>
      <text:p text:style-name="P19">if you want another HLQ, see next paragraph … <text:s text:c="3"/></text:p>
      <text:p text:style-name="P65"/>
      <text:p text:style-name="P65"/>
      <text:p text:style-name="P14"><text:span text:style-name="T12">Step </text:span><text:span text:style-name="T13">2</text:span><text:span text:style-name="T12">: </text:span><text:span text:style-name="T13">Choos</text:span><text:span text:style-name="T15">e</text:span><text:span text:style-name="T13"> a HLQ for New Stanford Pascal </text:span></text:p>
      <text:p text:style-name="P15"/>
      <text:p text:style-name="P16">Choosing HLQ = PASCALN makes life easier; the distributed jobs will work without change, and the JCL procedures which are distributed in PASCALN.COMPILER.PROCLIB even need no change etc. </text:p>
      <text:p text:style-name="P16"/>
      <text:p text:style-name="P9"><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6"/>
      <text:p text:style-name="P16">For the rest of this paper, I will assume that you choose the standard HLQ = PASCALN. </text:p>
      <text:p text:style-name="P16"/>
      <text:p text:style-name="P19">From this point on, I <text:span text:style-name="T78">t</text:span>alk about starting certain jobs <text:span text:style-name="T78">most of the time</text:span>, giving their name. It doesn‘t matter in general, if the job is started from remote using SUBMVS or a similar script, or from a TSO session (if the job has been transferred to the target machine). But there is one difference: if the job is started from remote, it needs USER and PASSWORD information, to be controlled by RAKF. </text:p>
      <text:p text:style-name="P16"/>
      <text:p text:style-name="P16"/>
      <text:p text:style-name="P67"/>
      <text:p text:style-name="P89"><text:span text:style-name="T17">Step </text:span><text:span text:style-name="T23">3</text:span><text:span text:style-name="T17">: </text:span><text:span text:style-name="T26">Check if you can use the prepared PASC01 volume </text:span></text:p>
      <text:p text:style-name="P79"><text:span text:style-name="T26"/></text:p>
      <text:p text:style-name="P80"><text:span text:style-name="T9">For the 2019.07 version, I first tried </text:span><text:span text:style-name="T34">another (maybe shorter) installation method:</text:span><text:span text:style-name="T9"> </text:span></text:p>
      <text:p text:style-name="P80"><text:span text:style-name="T9"/></text:p>
      <text:p text:style-name="P81"><text:span text:style-name="T1">The distribution contains </text:span><text:span text:style-name="T30">a prepared PASC01 volume</text:span><text:span text:style-name="T1"> (file PASC01.242), which you can probably add to your Hercules TK4- machine and this way make the PASCAL installation much easier. </text:span></text:p>
      <text:p text:style-name="P81"><text:span text:style-name="T1"/></text:p>
      <text:p text:style-name="P81"><text:span text:style-name="T1">If you decide to try this, you should do the following: </text:span></text:p>
      <text:p text:style-name="P81"><text:span text:style-name="T1"/></text:p>
      <text:p text:style-name="P81"><text:span text:style-name="T1">a) prepare an empty PASC01.242 volume of type 3350 </text:span><text:span text:style-name="T11">in your dasd subdirectory</text:span><text:span text:style-name="T1">: <text:s/></text:span></text:p>
      <text:p text:style-name="P84"><text:span text:style-name="T1">dasdinit pasc01.2</text:span><text:span text:style-name="T10">4</text:span><text:span text:style-name="T1">2 33</text:span><text:span text:style-name="T10">50</text:span><text:span text:style-name="T1"> PASC01<text:line-break/></text:span></text:p>
      <text:p text:style-name="P82"><text:span text:style-name="T1">b) add </text:span><text:span text:style-name="T10">this line </text:span><text:span text:style-name="T1">to your TK4_.CNF </text:span><text:span text:style-name="T10">file: </text:span></text:p>
      <text:p text:style-name="P82"><text:span text:style-name="T79">0242 3350 dasd/pasc01.242</text:span></text:p>
      <text:p text:style-name="P82"><text:span text:style-name="T1"><text:line-break/></text:span><text:span text:style-name="T10">c) Start Hercules and run the Jobs </text:span><text:span text:style-name="T33">PASDEL</text:span><text:span text:style-name="T10"> and </text:span><text:span text:style-name="T33">PASALLOC</text:span><text:span text:style-name="T10"> (see later); <text:line-break/>if you have done this, you will have empty PASCALN-Files on the new PASC01 <text:line-break/>volume </text:span></text:p>
      <text:p text:style-name="P82"><text:span text:style-name="T10"/></text:p>
      <text:p text:style-name="P83"><text:span text:style-name="T10">d) Bring down Hercules and replace the file </text:span><text:span text:style-name="T11">P</text:span><text:span text:style-name="T10">ASC01.242 </text:span><text:span text:style-name="T11">in your dasd subdirectory </text:span><text:span text:style-name="T10">with the file PASC01.242 from the mvsinst subdirectory </text:span></text:p>
      <text:p text:style-name="P82"><text:span text:style-name="T10"><text:line-break/>e) Start Hercules again; now the Pascal compiler is completely installed and usable. <text:line-break/>If this works for you, you can skip the rest of the paper or go directly to </text:span><text:span text:style-name="T33">Step 13: <text:line-break/>Verifying the Pascal compiler installation. </text:span></text:p>
      <text:p text:style-name="P80"><text:span text:style-name="T31"/></text:p>
      <text:p text:style-name="P80"><text:span text:style-name="T31"/></text:p>
      <text:p text:style-name="P79"><text:span text:style-name="T66"/></text:p>
      <text:p text:style-name="P89"><text:span text:style-name="T17">Step </text:span><text:span text:style-name="T27">4</text:span><text:span text:style-name="T17">: </text:span><text:span text:style-name="T18">Delete an old installation using Job PASDEL</text:span></text:p>
      <text:p text:style-name="P39"/>
      <text:p text:style-name="P20"><text:span text:style-name="T2">This job deletes an old installation (if present). </text:span><text:span text:style-name="T31">Take care !!</text:span></text:p>
      <text:p text:style-name="P29"/>
      <text:p text:style-name="P69">You will have to change the HLQ, if you didn‘t choose PASCALN. </text:p>
      <text:p text:style-name="P69"/>
      <text:p text:style-name="P69"><text:span text:style-name="T80">This can be skipped, if you never installed Stanford Pascal before.</text:span></text:p>
      <text:p text:style-name="P69"><text:span text:style-name="T80">OTOH: this must be done, no matter if you plan to use the prepared PASC01.242 volume or if you plan to use the load jobs PASLOAD1/2/3 etc. <text:line-break/></text:span><text:line-break/></text:p>
      <text:p text:style-name="P21"><text:span text:style-name="T1"><text:line-break/></text:span><text:span text:style-name="T17">Step </text:span><text:span text:style-name="T28">5</text:span><text:span text:style-name="T17">: </text:span><text:span text:style-name="T18">Create datasets for the Pascal system using Job PASALLOC</text:span></text:p>
      <text:p text:style-name="P39"/>
      <text:p text:style-name="P29">This job runs IEFBR14 and creates all missing datasets with the proper attributes. </text:p>
      <text:p text:style-name="P28"/>
      <text:p text:style-name="P72"><text:span text:style-name="T35">You will have to change the HLQ, if you didn‘t choose PASCALN.</text:span></text:p>
      <text:p text:style-name="P72"/>
      <text:p text:style-name="P72"><text:span text:style-name="T80">Caution: the prepared job PASALLOC expects that you have a 3350 volume <text:line-break/>named PASC01; that‘s why every DD statement contains a line like this: </text:span></text:p>
      <text:p text:style-name="P85">// <text:s text:c="12"/>UNIT=3350,VOL=SER=PASC01,</text:p>
      <text:p text:style-name="P73"><text:span text:style-name="T80">this is meant for the situation where you plan to create an empty PASC01 volume which you replace with the prepared PASC01.242 file in the next step. </text:span></text:p>
      <text:p text:style-name="P73"/>
      <text:p text:style-name="P73"><text:span text:style-name="T81">If you don‘t have a PASC01 volume of type 3350 or plan to use another volume, <text:line-break/>you should change these UNIT and VOL parameters. A simple solution would be UNIT=TSO; in this case TK4- chooses volumes freely from the available volume pool. But then of course you will not be able to switch to the prepared PASC01.242 volume; you will have to execute the PASLOADx jobs instead. </text:span><text:line-break/></text:p>
      <text:p text:style-name="P29"/>
      <text:p text:style-name="P90"><text:span text:style-name="T81">After executing PASALLOC, </text:span>you should <text:span text:style-name="T81">see the f</text:span>ollowing datasets <text:span text:style-name="T81">starting with PASCALN (here on volume PASC01): </text:span></text:p>
      <text:p text:style-name="P29"/>
      <text:p text:style-name="P52"><text:s/>PASC01=3350-00 CU=3830-02 ------ <text:s/>RFE DSLIST <text:s/>--------------------- Row 1 of 21</text:p>
      <text:p text:style-name="P52"><text:s/>Command ===&gt; __________________________________________________ Scroll ===&gt; CS</text:p>
      <text:p text:style-name="P52"><text:s/>S DATA-SET-NAME------------- VOLUME ALTRK USTRK ORG FRMT % XT LRECL BLKSZ REFDT</text:p>
      <text:p text:style-name="P52"><text:s/>' PASCALN.COMPILER.CNTL <text:s text:c="5"/>PASC01 <text:s text:c="3"/>30 <text:s text:c="4"/>8 PO <text:s/>FB <text:s/>26 <text:s/>1 <text:s text:c="3"/>80 19040 19160</text:p>
      <text:p text:style-name="P52"><text:s/>' PASCALN.COMPILER.LOAD <text:s text:c="5"/>PASC01 <text:s text:c="2"/>180 <text:s text:c="2"/>131 PO <text:s/>U <text:s text:c="2"/>72 <text:s/>3 <text:s text:c="6"/>19069 19160</text:p>
      <text:p text:style-name="P52"><text:s/>' PASCALN.COMPILER.MESSAGES <text:s/>PASC01 <text:s text:c="3"/>30 <text:s text:c="4"/>3 PO <text:s/>FB <text:s/>10 <text:s/>1 <text:s text:c="3"/>80 19040 19160</text:p>
      <text:p text:style-name="P52"><text:s/>' PASCALN.COMPILER.PAS <text:s text:c="6"/>PASC01 <text:s/>1200 <text:s text:c="2"/>551 PO <text:s/>FB <text:s/>45 <text:s/>4 <text:s text:c="3"/>80 19040 19160</text:p>
      <text:p text:style-name="P52"><text:s/>' PASCALN.COMPILER.PROCLIB <text:s text:c="2"/>PASC01 <text:s text:c="3"/>30 <text:s text:c="4"/>2 PO <text:s/>FB <text:s text:c="2"/>6 <text:s/>1 <text:s text:c="3"/>80 19040 19160</text:p>
      <text:p text:style-name="P52"><text:s/>' PASCALN.COMPILER.TEXT <text:s text:c="5"/>PASC01 <text:s text:c="2"/>120 <text:s text:c="3"/>40 PO <text:s/>FB <text:s/>33 <text:s/>2 <text:s text:c="3"/>80 19040 19160</text:p>
      <text:p text:style-name="P52"><text:s/>' PASCALN.DBGINFO <text:s text:c="11"/>PASC01 <text:s text:c="2"/>120 <text:s text:c="3"/>67 PO <text:s/>FB <text:s/>55 <text:s/>2 <text:s text:c="3"/>80 19040 19160</text:p>
      <text:p text:style-name="P52"><text:s/>' PASCALN.OLDCOMP.CNTL <text:s text:c="6"/>PASC01 <text:s text:c="2"/>150 <text:s text:c="4"/>1 PO <text:s/>FB <text:s text:c="2"/>0 <text:s/>1 <text:s text:c="3"/>80 19040 19160</text:p>
      <text:p text:style-name="P52"><text:s/>' PASCALN.OLDCOMP.SAMPLE <text:s text:c="4"/>PASC01 <text:s text:c="2"/>150 <text:s text:c="2"/>130 PO <text:s/>FB <text:s/>86 <text:s/>1 <text:s text:c="3"/>80 19040 19160</text:p>
      <text:p text:style-name="P52"><text:s/>' PASCALN.OLDCOMP.SOURCE <text:s text:c="4"/>PASC01 <text:s text:c="2"/>300 <text:s text:c="2"/>188 PO <text:s/>FB <text:s/>62 <text:s/>2 <text:s text:c="3"/>80 19040 19160</text:p>
      <text:p text:style-name="P52"><text:s/>' PASCALN.RUNTIME.ASM <text:s text:c="7"/>PASC01 <text:s text:c="3"/>60 <text:s text:c="3"/>32 PO <text:s/>FB <text:s/>53 <text:s/>2 <text:s text:c="3"/>80 19040 19160</text:p>
      <text:p text:style-name="P52"><text:s/>' PASCALN.RUNTIME.LOAD <text:s text:c="6"/>PASC01 <text:s text:c="3"/>60 <text:s text:c="3"/>32 PO <text:s/>U <text:s text:c="2"/>53 <text:s/>1 <text:s text:c="6"/>19069 19160</text:p>
      <text:p text:style-name="P52"><text:s/>' PASCALN.RUNTIME.MATHLIB <text:s text:c="3"/>PASC01 <text:s text:c="3"/>65 <text:s text:c="3"/>13 PO <text:s/>U <text:s text:c="2"/>20 <text:s/>1 <text:s text:c="6"/>19069 19160</text:p>
      <text:p text:style-name="P52"><text:s/>' PASCALN.RUNTIME.MATHTEXT <text:s text:c="2"/>PASC01 <text:s text:c="3"/>60 <text:s text:c="3"/>10 PO <text:s/>FB <text:s/>16 <text:s/>1 <text:s text:c="3"/>80 19040 19160</text:p>
      <text:p text:style-name="P52"><text:s/>' PASCALN.RUNTIME.TEXT <text:s text:c="6"/>PASC01 <text:s text:c="3"/>60 <text:s text:c="3"/>16 PO <text:s/>FB <text:s/>26 <text:s/>1 <text:s text:c="3"/>80 19040 19160</text:p>
      <text:p text:style-name="P52"><text:s/>' PASCALN.TESTPGM.ASM <text:s text:c="7"/>PASC01 <text:s text:c="2"/>150 <text:s text:c="4"/>2 PO <text:s/>FB <text:s text:c="2"/>1 <text:s/>1 <text:s text:c="3"/>80 19040 19160</text:p>
      <text:p text:style-name="P52"><text:s/>' PASCALN.TESTPGM.CNTL <text:s text:c="6"/>PASC01 <text:s text:c="2"/>150 <text:s text:c="4"/>8 PO <text:s/>FB <text:s text:c="2"/>5 <text:s/>1 <text:s text:c="3"/>80 19040 19160</text:p>
      <text:p text:style-name="P52"><text:s/>' PASCALN.TESTPGM.LOAD <text:s text:c="6"/>PASC01 <text:s text:c="2"/>150 <text:s text:c="2"/>126 PO <text:s/>U <text:s text:c="2"/>84 <text:s/>1 <text:s text:c="6"/>19069 19160</text:p>
      <text:p text:style-name="P52"><text:s/>' PASCALN.TESTPGM.PAS <text:s text:c="7"/>PASC01 <text:s text:c="2"/>150 <text:s text:c="2"/>101 PO <text:s/>FB <text:s/>67 <text:s/>1 <text:s text:c="3"/>80 19040 19160</text:p>
      <text:p text:style-name="P52"><text:s/>' PASCALN.TESTPGM.TEXT <text:s text:c="6"/>PASC01 <text:s text:c="2"/>150 <text:s text:c="4"/>1 PO <text:s/>FB <text:s text:c="2"/>0 <text:s/>1 <text:s text:c="3"/>80 19040</text:p>
      <text:p text:style-name="P52"><text:s text:c="3"/>**END** <text:s text:c="3"/>TOTALS: <text:s text:c="3"/>3365 TRKS ALLOC <text:s text:c="5"/>1462 TRKS USED <text:s text:c="5"/>29 EXTENTS</text:p>
      <text:p text:style-name="P52"/>
      <text:p text:style-name="P86"><text:span text:style-name="T71"/></text:p>
      <text:p text:style-name="P86"><text:span text:style-name="T72">This is in fact NOT the initial view, but some time later, when the volume has been replaced with the prepared PASC01.242 volume from the mvsinst subdirectory; but the initial view looks much the same, with different numbers of allocated and used tracks (ALTRK, USTRK). </text:span></text:p>
      <text:p text:style-name="P86"><text:span text:style-name="T72"/></text:p>
      <text:p text:style-name="P87"><text:span text:style-name="T70">Once again: </text:span></text:p>
      <text:p text:style-name="P87"><text:span text:style-name="T70"/></text:p>
      <text:p text:style-name="P87"><text:span text:style-name="T70">the simple solution at this point, if you have all the files allocated on </text:span><text:span text:style-name="T73">the type 3350 </text:span><text:span text:style-name="T70">volume PASC01, would be: </text:span></text:p>
      <text:p text:style-name="P87"><text:span text:style-name="T70">- bring down Hercules <text:line-break/>- replace the file PASC01.242 on subdirectory dasd with the prepared file PASC01.242 on subdirectory mvsinst <text:line-break/>- start Hercules again <text:line-break/>- and you‘re ready </text:span><text:span text:style-name="T73">(go to Step 13) </text:span></text:p>
      <text:p text:style-name="P87"><text:span text:style-name="T70"/></text:p>
      <text:p text:style-name="P87"><text:span text:style-name="T70">If you don‘t want to do this for whatever reason, you will have to continue with the next steps. </text:span></text:p>
      <text:p text:style-name="P56"><text:span text:style-name="T17">Step </text:span><text:span text:style-name="T28">6</text:span><text:span text:style-name="T17">: </text:span><text:span text:style-name="T18">Upload </text:span><text:span text:style-name="T23">the PASDECOD program using the Job PASDECOD</text:span></text:p>
      <text:p text:style-name="P42"/>
      <text:p text:style-name="P68">This job compiles and links the ASSEMBLER program PASDECOD, which is used to decode the binary information on the following job (which makes up the Pascal program SPLITMVS). <text:s/></text:p>
      <text:p text:style-name="P65"/>
      <text:p text:style-name="P65"/>
      <text:p text:style-name="P25"><text:span text:style-name="T17">Step </text:span><text:span text:style-name="T28">7</text:span><text:span text:style-name="T17">: </text:span><text:span text:style-name="T23">Run PASLOAD0 (Upload SPLITMVS)</text:span></text:p>
      <text:p text:style-name="P43"/>
      <text:p text:style-name="P36">PASLOAD0 transfers some OBJ files to PASCALN.RUNTIME.TEXT; <text:span text:style-name="T74">these OBJ files are needed to build the SPLITMVS utility that puts everything in the right place. </text:span></text:p>
      <text:p text:style-name="P29"/>
      <text:p text:style-name="P29">These are the OBJ files <text:span text:style-name="T74">(old 2017.12 version; PC directory): </text:span><text:s/></text:p>
      <text:p text:style-name="P29"/>
      <text:p text:style-name="P53">07.12.2017 <text:s/>23:54 <text:s text:c="11"/>39.760 PASLIBX.OBJ</text:p>
      <text:p text:style-name="P53">07.12.2017 <text:s/>23:54 <text:s text:c="11"/>31.600 PASMONN.OBJ</text:p>
      <text:p text:style-name="P53">07.12.2017 <text:s/>23:54 <text:s text:c="11"/>37.680 PASSNAP.OBJ</text:p>
      <text:p text:style-name="P53">07.12.2017 <text:s/>23:54 <text:s text:c="11"/>17.760 PASUTILS.OBJ</text:p>
      <text:p text:style-name="P53">07.12.2017 <text:s/>23:54 <text:s text:c="11"/>10.800 SPLITMVS.OBJ</text:p>
      <text:p text:style-name="P54"/>
      <text:p text:style-name="P31">PASCALN.RUNTIME.TEXT should look <text:span text:style-name="T46">similar to t</text:span>his after <text:span text:style-name="T74">PASLOAD0:</text:span></text:p>
      <text:p text:style-name="P31"/>
      <text:p text:style-name="P52"><text:s/>PASCALN.RUNTIME.TEXT on PUB001 ------------------------------------- Row 1 of</text:p>
      <text:p text:style-name="P52"><text:s/>Command ===&gt; __________________________________________________ Scroll ===&gt; C</text:p>
      <text:p text:style-name="P52"><text:s text:c="3"/>_NAME___ <text:s text:c="2"/>_TTR__ VV.MM <text:s/>CREATED _____CHANGED_____ <text:s/>INIT _SIZE <text:s text:c="2"/>MOD __ID__</text:p>
      <text:p text:style-name="P52"><text:s/>. PASLIBX <text:s text:c="3"/>000101</text:p>
      <text:p text:style-name="P52"><text:s/>. PASMONN <text:s text:c="3"/>000301</text:p>
      <text:p text:style-name="P52"><text:s/>. PASSNAP <text:s text:c="3"/>000401</text:p>
      <text:p text:style-name="P52"><text:s/>. PASUTILS <text:s text:c="2"/>000601</text:p>
      <text:p text:style-name="P52"><text:s/>. SPLITMVS <text:s text:c="2"/>000603</text:p>
      <text:p text:style-name="P52"><text:s text:c="3"/>**END** <text:s text:c="3"/>000604 <text:s text:c="4"/>2017-12-07 PUB001 <text:s/>MOD <text:s text:c="18"/>IBMOSVS2</text:p>
      <text:p text:style-name="P52"/>
      <text:p text:style-name="P52"/>
      <text:p text:style-name="Source_20_Code"><text:s/></text:p>
      <text:p text:style-name="P61"><text:span text:style-name="T62">Step </text:span><text:span text:style-name="T65">8</text:span><text:span text:style-name="T62">: </text:span><text:span text:style-name="T64">Run PASINST1 to b</text:span><text:span text:style-name="T63">uild the SPLITMVS load module </text:span></text:p>
      <text:p text:style-name="P40"/>
      <text:p text:style-name="P33">The Job PASINST1 builds the SPLITMVS load module from the OBJ files in PASCALN.RUNTIME.TEXT. This should be a no-brainer and complete with RC = 0. </text:p>
      <text:p text:style-name="P33"><text:line-break/>SPLITMVS will <text:span text:style-name="T74">be used in PASLOAD1, 2 and 3 </text:span>(see later) and put everything at the right place. </text:p>
      <text:p text:style-name="P33"/>
      <text:p text:style-name="P33">SPLITMVS is a Pascal program, BTW. If you complete the installation successfully, you will see the source code of SPLITMVS on PASCALN.TESTPGM.PAS. </text:p>
      <text:p text:style-name="P66"/>
      <text:p text:style-name="P66"/>
      <text:p text:style-name="P26"><text:span text:style-name="T17">Step </text:span><text:span text:style-name="T28">9</text:span><text:span text:style-name="T17">: </text:span><text:span text:style-name="T16">Run </text:span><text:span text:style-name="T22">the </text:span><text:span text:style-name="T16">Job</text:span><text:span text:style-name="T22">s</text:span><text:span text:style-name="T16"> PASLOAD</text:span><text:span text:style-name="T22">1, PASLOAD2 and PASLOAD3</text:span><text:span text:style-name="T16"> (SPLITMVS) to put everything at the right place </text:span></text:p>
      <text:p text:style-name="P40"/>
      <text:p text:style-name="P31">The job<text:span text:style-name="T48">s</text:span> PASLOAD<text:span text:style-name="T48">1, PASLOAD2 and PASLOAD3</text:span> run the Pascal program SPLITMVS. <text:span text:style-name="T74">The jobs contain large instream data sets; SPLITMVS reads this data <text:line-break/>and builds (many) small members from this information and puts them at the right places. </text:span></text:p>
      <text:p text:style-name="P31"/>
      <text:p text:style-name="P37"><text:span text:style-name="T47">PASLOAD1.JOB – <text:tab/>contains the compiler and the runtime (mandatory)<text:line-break/>PASLOAD2.JOB – <text:tab/>contains test programs and job control to compile them <text:line-break/>PASLOAD3.JOB – <text:tab/>contains older versions of the compiler (1979, 1982, 2012) <text:line-break/><text:tab/><text:tab/><text:tab/>and more sample programs </text:span><text:line-break/></text:p>
      <text:p text:style-name="P38">only PAS<text:span text:style-name="T74">LOAD1.JOB </text:span>is really mandatory to run and test the compiler. </text:p>
      <text:p text:style-name="P33"/>
      <text:p text:style-name="P34">If PASLOAD<text:span text:style-name="T48">1 (PASLOAD2, PASLOAD3)</text:span> completes successfully, the most critical part of the installation is done. </text:p>
      <text:p text:style-name="P34"/>
      <text:p text:style-name="P34"/>
      <text:p text:style-name="P75">Caution: I observed situations where PASLOAD1 – for example – terminated before all files from the input have been transferred. In this case I had to examine the job output, make sure, up to which file the transfer was successful, edit the PASLOAD1 job so that the rest will be transferred and restart the PASLOAD1 job once again. <text:line-break/><text:span text:style-name="T82">I had to repeat this three or four times in certain cases, until the whole PASLOAD1 job was installed succesfully. <text:s/></text:span></text:p>
      <text:p text:style-name="P76">Watch out for the ++FILE headers in the input stream which mark the beginning of a new file. </text:p>
      <text:p text:style-name="P75"/>
      <text:p text:style-name="P34"/>
      <text:p text:style-name="P57"><text:span text:style-name="T17">Step </text:span><text:span text:style-name="T29">10</text:span><text:span text:style-name="T17">: </text:span><text:span text:style-name="T19">Run Job PAS</text:span><text:span text:style-name="T20">INST2</text:span><text:span text:style-name="T19"> </text:span><text:span text:style-name="T20">to complete the installation</text:span></text:p>
      <text:p text:style-name="P41"/>
      <text:p text:style-name="P22"><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34"/>
      <text:p text:style-name="P34">The first steps of PASINST2 show a return code of 8, which is OK, but the last two steps should return zero: </text:p>
      <text:p text:style-name="P34"/>
      <text:p text:style-name="P52"><text:s text:c="48"/>J E S 2 <text:s text:c="2"/>J O B <text:s text:c="2"/>L O G</text:p>
      <text:p text:style-name="P52">10.17.33 JOB <text:s/>158 <text:s/>$HASP373 PASCALNI STARTED - INIT <text:s/>1 - CLASS A - SYS TK4-</text:p>
      <text:p text:style-name="P52">10.17.33 JOB <text:s/>158 <text:s/>IEF403I PASCALNI - STARTED - TIME=10.17.33</text:p>
      <text:p text:style-name="P52">10.17.33 JOB <text:s/>158 <text:s/>IEFACTRT - Stepname <text:s/>Procstep <text:s/>Program <text:s text:c="2"/>Retcode</text:p>
      <text:p text:style-name="P52">10.17.33 JOB <text:s/>158 <text:s/>PASCALNI <text:s text:c="2"/>LKEDA <text:s text:c="14"/>IEWLF880 <text:s/>RC= 0008</text:p>
      <text:p text:style-name="P52">10.17.33 JOB <text:s/>158 <text:s/>PASCALNI <text:s text:c="2"/>LKEDB <text:s text:c="14"/>IEWLF880 <text:s/>RC= 0008</text:p>
      <text:p text:style-name="P52">10.17.33 JOB <text:s/>158 <text:s/>PASCALNI <text:s text:c="2"/>LKEDC <text:s text:c="14"/>IEWLF880 <text:s/>RC= 0008</text:p>
      <text:p text:style-name="P52">10.17.33 JOB <text:s/>158 <text:s/>PASCALNI <text:s text:c="2"/>LKEDD <text:s text:c="14"/>IEWLF880 <text:s/>RC= 0008</text:p>
      <text:p text:style-name="P52">10.17.33 JOB <text:s/>158 <text:s/>PASCALNI <text:s text:c="2"/>LKEDE <text:s text:c="14"/>IEWLF880 <text:s/>RC= 0008</text:p>
      <text:p text:style-name="P52">10.17.33 JOB <text:s/>158 <text:s/>PASCALNI <text:s text:c="2"/>LKED1 <text:s text:c="14"/>IEWLF880 <text:s/>RC= 0000</text:p>
      <text:p text:style-name="P52">10.17.33 JOB <text:s/>158 <text:s/>PASCALNI <text:s text:c="2"/>LKED2 <text:s text:c="14"/>IEWLF880 <text:s/>RC= 0000</text:p>
      <text:p text:style-name="P52">10.17.33 JOB <text:s/>158 <text:s/>IEF404I PASCALNI - ENDED - TIME=10.17.33</text:p>
      <text:p text:style-name="P52">10.17.33 JOB <text:s/>158 <text:s/>$HASP395 PASCALNI ENDED</text:p>
      <text:p text:style-name="P52"/>
      <text:p text:style-name="P32"/>
      <text:p text:style-name="P24"><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66"/>
      <text:p text:style-name="P66"/>
      <text:p text:style-name="P24"><text:span text:style-name="T17">Step </text:span><text:span text:style-name="T16">1</text:span><text:span text:style-name="T29">1</text:span><text:span text:style-name="T17">: </text:span><text:span text:style-name="T16">Copying Compiler procedures to SYS2.PROCLIB</text:span></text:p>
      <text:p text:style-name="P23"><text:span text:style-name="T16"><text:line-break/></text:span><text:span text:style-name="T37">There are f</text:span><text:span text:style-name="T40">ive</text:span><text:span text:style-name="T37"> JCL procedures to support the work with Stanford Pascal: </text:span></text:p>
      <text:list xml:id="list3958069564" text:style-name="L1">
        <text:list-item>
          <text:p text:style-name="P77"><text:span text:style-name="T41">PASNC</text:span><text:span text:style-name="T37"> (compile </text:span><text:span text:style-name="T38">and create FB 80 </text:span><text:span text:style-name="T39">object</text:span><text:span text:style-name="T38"> file in TEXT dataset)</text:span><text:span text:style-name="T37">,</text:span></text:p>
        </text:list-item>
        <text:list-item>
          <text:p text:style-name="P77"><text:span text:style-name="T41">PASNCG</text:span><text:span text:style-name="T37"> (compile and go, </text:span><text:span text:style-name="T39">doesn‘t create any objects)</text:span><text:span text:style-name="T37">, </text:span></text:p>
        </text:list-item>
        <text:list-item>
          <text:p text:style-name="P77"><text:span text:style-name="T41">PASNCL</text:span><text:span text:style-name="T37"> (compile and link, creates </text:span><text:span text:style-name="T38">load module in LOAD </text:span><text:span text:style-name="T37">dataset), </text:span></text:p>
        </text:list-item>
        <text:list-item>
          <text:p text:style-name="P78"><text:span text:style-name="T41">PASNCLG</text:span><text:span text:style-name="T37"> (compile, link and go, creates </text:span><text:span text:style-name="T38">load module in LOAD </text:span><text:span text:style-name="T37">dataset). </text:span></text:p>
        </text:list-item>
      </text:list>
      <text:p text:style-name="P27"><text:span text:style-name="T37">These f</text:span><text:span text:style-name="T40">ive</text:span><text:span text:style-name="T37"> procedures are distributed in file </text:span><text:span text:style-name="T41">PASCALN.COMPILER.PROCLIB</text:span><text:span text:style-name="T37">. </text:span></text:p>
      <text:p text:style-name="P60"><text:span text:style-name="T4">I </text:span><text:span text:style-name="T1">strongly suggest that you copy these </text:span><text:span text:style-name="T8">five</text:span><text:span text:style-name="T1"> members to </text:span><text:span text:style-name="T30">SYS2.PROCLIB</text:span><text:span text:style-name="T1">, so that <text:line-break/>you can call them from everywhere. </text:span></text:p>
      <text:p text:style-name="P45"/>
      <text:p text:style-name="P49"><text:span text:style-name="T1">These is another procedure </text:span><text:span text:style-name="T30">PAS1982T</text:span><text:span text:style-name="T1">, which can be used to run the </text:span><text:span text:style-name="T30">1982 McGill version</text:span><text:span text:style-name="T1"> of the compiler. It can be used to compare this old version to the actual version. I had to do </text:span><text:span text:style-name="T7">this </text:span><text:span text:style-name="T1">sometimes to look if certain errors were already present in the 1982 version, or if I </text:span><text:span text:style-name="T6">have </text:span><text:span text:style-name="T1">inserted them. </text:span><text:span text:style-name="T7">But to use the 1982 compiler, you will have to compile it before, using the actual compiler. </text:span></text:p>
      <text:p text:style-name="P47"/>
      <text:p text:style-name="P49"><text:span text:style-name="T1">The </text:span><text:span text:style-name="T30">1979 </text:span><text:span text:style-name="T32">Stanford </text:span><text:span text:style-name="T30">version</text:span><text:span text:style-name="T1">, which is present on the distribution, too, does not compile with the actual compiler, but it is present in executable form elsewhere <text:line-break/>on TK4-. <text:line-break/><text:line-break/><text:line-break/><text:line-break/><text:line-break/></text:span><text:span text:style-name="T49">Step </text:span><text:span text:style-name="T50">1</text:span><text:span text:style-name="T53">2</text:span><text:span text:style-name="T49">: </text:span><text:span text:style-name="T51">Troubleshooting – Known problems</text:span></text:p>
      <text:p text:style-name="P50"><text:span text:style-name="T50"><text:line-break/></text:span><text:span text:style-name="T55">a</text:span><text:span text:style-name="T54">) With z/OS, the module name of the linkage editor is </text:span><text:span text:style-name="T57">IEWL</text:span><text:span text:style-name="T54">; IEWLF880 <text:line-break/>will not work </text:span></text:p>
      <text:p text:style-name="P35"/>
      <text:p text:style-name="P50"><text:span text:style-name="T54">b) The compiler needs the Fortran library </text:span><text:span text:style-name="T57">SYS1.FORTLIB</text:span><text:span text:style-name="T54"> for certain subroutine calls (SIN, SQRT etc.). To reduce this Fortran dependency, I removed SYS1.FORTLIB from the compiler procedures and inserted </text:span><text:span text:style-name="T57">PASCALN.RUNTIME.MATHLIB</text:span><text:span text:style-name="T54"> instead. </text:span></text:p>
      <text:p text:style-name="P35"/>
      <text:p text:style-name="P50"><text:span text:style-name="T54">So: on TK4- (Hercules), you should </text:span><text:span text:style-name="T57">copy SYS1.FORTLIB to PASCALN.RUNTIME. MATHLIB</text:span><text:span text:style-name="T54">. Same goes for </text:span><text:span text:style-name="T56">a </text:span><text:span text:style-name="T54">z/OS installation. </text:span></text:p>
      <text:p text:style-name="P35"/>
      <text:p text:style-name="P50"><text:span text:style-name="T54">If you don‘t have a SYS1.FORTLIB on your system, you could build on</text:span><text:span text:style-name="T56">e</text:span><text:span text:style-name="T54"> from </text:span><text:span text:style-name="T57">PASCALN.RUNTIME.TEXT(MATHLIB)</text:span><text:span text:style-name="T54">; this is distributed with PASLOAD1 and <text:line-break/>is a image of SYS1.FORTLIB in </text:span><text:span text:style-name="T57">XMI format</text:span><text:span text:style-name="T54">. There is a Job called PASFORTL <text:line-break/>on PASCALN.COMPILER.CNTL, which builds the PASCALN.RUNTIME.MATHLIB from this XMI file. </text:span></text:p>
      <text:p text:style-name="P58"><text:span text:style-name="T17">Step </text:span><text:span text:style-name="T19">1</text:span><text:span text:style-name="T29">3</text:span><text:span text:style-name="T17">: </text:span><text:span text:style-name="T21">Verifying the Pascal compiler installation</text:span></text:p>
      <text:p text:style-name="P31"/>
      <text:p text:style-name="P23"><text:span text:style-name="T37">T</text:span><text:span text:style-name="T38">o verify the installation, I suggest that you run some example programs, using the sample jobs on </text:span><text:span text:style-name="T42">PASCALN.TESTPGM.CNTL.</text:span></text:p>
      <text:p text:style-name="P48"/>
      <text:p text:style-name="P45">For example: </text:p>
      <text:p text:style-name="P45"/>
      <text:p text:style-name="P45">- PRIMZERL: computes a large table of primes and does some prime factor computations using this table</text:p>
      <text:p text:style-name="P45"/>
      <text:p text:style-name="P45">- FIBOK: computes some Fibonacci numbers using a very expensive recursive algorithm</text:p>
      <text:p text:style-name="P45"/>
      <text:p text:style-name="P45">- FIBDEMO: the same as FIBOK, but ends with ABEND 1002 due to a logic error (and shows the PASSNAP features, a language specific abend handler) </text:p>
      <text:p text:style-name="P45"/>
      <text:p text:style-name="P45">- TESTPAS: old sample program from the 1979 Stanford installation (still working) </text:p>
      <text:p text:style-name="P45"/>
      <text:p text:style-name="P46">You could also try the Pascal source code formatter PASFORM: <text:s/></text:p>
      <text:p text:style-name="P46"/>
      <text:p text:style-name="P46">use PASFORM on PASCALN.COMPILER.CNTL to compile it and PASFORM on PASCALN.TESTPGM.CNTL to run it on the first pass of the compiler (output goes to PASCALN.TESTPGM.PAS). </text:p>
      <text:p text:style-name="P46"/>
      <text:p text:style-name="P46">Have fun with this new version of the Stanford Pascal compiler; <text:line-break/>please send comments and suggestions to </text:p>
      <text:p text:style-name="P30"><text:a xlink:type="simple" xlink:href="mailto:berndoppolzer@yahoo.com" text:style-name="Internet_20_link" text:visited-style-name="Visited_20_Internet_20_Link"><text:span text:style-name="T36">berndoppolzer@yahoo.com</text:span></text:a></text:p>
      <text:p text:style-name="P46">or </text:p>
      <text:p text:style-name="P30"><text:a xlink:type="simple" xlink:href="mailto:bernd.oppolzer@t-online.de" text:style-name="Internet_20_link" text:visited-style-name="Visited_20_Internet_20_Link"><text:span text:style-name="T36">bernd.oppolzer@t-online.de</text:span></text:a></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1"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1"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1"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7:28:43.154000000</dc:date>
    <meta:editing-duration>PT2H33M2S</meta:editing-duration>
    <meta:editing-cycles>25</meta:editing-cycles>
    <meta:generator>LibreOffice/6.0.7.3$Windows_X86_64 LibreOffice_project/dc89aa7a9eabfd848af146d5086077aeed2ae4a5</meta:generator>
    <meta:print-date>2018-05-11T00:45:11.777000000</meta:print-date>
    <meta:document-statistic meta:table-count="0" meta:image-count="0" meta:object-count="0" meta:page-count="12" meta:paragraph-count="192" meta:word-count="3001" meta:character-count="19339" meta:non-whitespace-character-count="15376"/>
  </office:meta>
</office:document-meta>
</file>